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7.013cm" style:rel-column-width="65535*"/>
    </style:style>
    <style:style style:name="Table2.1" style:family="table-row">
      <style:table-row-properties style:min-row-height="0.688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 Narrow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Arial Narrow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 style:shadow="none"/>
      <style:text-properties style:font-name="Arial Narrow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 style:shadow="none"/>
      <style:text-properties style:font-name="Arial Narrow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 Narrow" fo:font-size="11pt" style:font-size-asian="11pt" style:font-size-complex="11pt"/>
    </style:style>
    <style:style style:name="P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 Narrow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 fo:padding="0cm" fo:border="none" style:shadow="none"/>
      <style:text-properties style:font-name="Arial Narrow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6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together="always" fo:keep-with-next="always">
        <style:tab-stops/>
      </style:paragraph-properties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8" style:family="paragraph" style:parent-style-name="Table_20_Contents">
      <style:paragraph-properties fo:text-align="start" style:justify-single-word="false" fo:keep-together="always" fo:keep-with-next="always"/>
      <style:text-properties style:font-name="Arial Narrow" fo:font-size="9pt" style:font-size-asian="9pt" style:font-size-complex="9pt"/>
    </style:style>
    <style:style style:name="P19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2pt" fo:font-style="normal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%#include enTetesDecision#%</text:p>
      <text:p text:style-name="P12"/>
      <text:p text:style-name="P12"/>
      <text:p text:style-name="P14">%=TITRE_ATTESTATION=% %=annee_attestation=%</text:p>
      <text:p text:style-name="P13">%=nss_requerant=% %=nomPrenom_requerant=%</text:p>
      <text:p text:style-name="P13"/>
      <text:p text:style-name="P13"/>
      <text:p text:style-name="P13">%=titre_tiers=%</text:p>
      <text:p text:style-name="P13"/>
      <text:p text:style-name="P13">%=PARAGRAPHE1_ATTESTATION=%</text:p>
      <text:p text:style-name="P13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">%=ENTETE_TAB_ASSURE=%</text:p>
          </table:table-cell>
          <table:table-cell table:style-name="TableauRenteAccordee.A1" office:value-type="string">
            <text:p text:style-name="P1">%=ENTETE_TAB_PERIODE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>%=ENTETE_TAB_MONTANT=%</text:p>
          </table:table-cell>
        </table:table-row>
        <table:table-row>
          <table:table-cell table:style-name="TableauRenteAccordee.A1" office:value-type="string">
            <text:p text:style-name="P2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</table:table-row>
        <table:table-row>
          <table:table-cell table:style-name="TableauRenteAccordee.A1" office:value-type="string">
            <text:p text:style-name="P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>%=TOTAL=%</text:p>
          </table:table-cell>
          <table:table-cell table:style-name="Table1.B1" office:value-type="string">
            <text:p text:style-name="P3">%=CHF=%</text:p>
          </table:table-cell>
          <table:table-cell table:style-name="Table1.D1" office:value-type="string">
            <text:p text:style-name="P8">%=montant_total=%</text:p>
          </table:table-cell>
        </table:table-row>
      </table:table>
      <text:p text:style-name="P13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0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1"><text:span text:style-name="T1">%</text:span>{ligneInfoRenteAutre}<text:span text:style-name="T1">%</text:span>%=Autre_montant_rente=%</text:p>
          </table:table-cell>
        </table:table-row>
      </table:table>
      <text:p text:style-name="P5"/>
      <text:p text:style-name="ParaSplit"/>
      <text:p text:style-name="P13"/>
      <text:p text:style-name="P19">%=remLineWhenBlank(TITRE_API,-2)=%</text:p>
      <text:p text:style-name="ParaSplit">%=remLineWhenBlank(TEXTE_API,1)=%</text:p>
      <text:p text:style-name="P13"/>
      <text:p text:style-name="ParaSplit">%=remLineWhenBlank(PLUSIEURS_ATT_FAMILLE,1)=%</text:p>
      <text:p text:style-name="P16"/>
      <text:p text:style-name="P16"/>
      <text:p text:style-name="P16">%=SALUTATION_ATTESTATION=%</text:p>
      <text:p text:style-name="P16"/>
      <text:p text:style-name="P16"/>
      <text:p text:style-name="P16"/>
      <text:p text:style-name="P17">%#include <text:s/>signatures/FVE/attFisc#%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<text:line-break/>%=SIGNATURE=%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1-12T09:57:26.06</dc:date>
    <meta:editing-cycles>94</meta:editing-cycles>
    <meta:editing-duration>PT5H10M39S</meta:editing-duration>
    <meta:document-statistic meta:table-count="4" meta:image-count="0" meta:object-count="0" meta:page-count="1" meta:paragraph-count="26" meta:word-count="30" meta:character-count="802"/>
    <meta:user-defined meta:name="Info 1"/>
    <meta:user-defined meta:name="Info 2"/>
    <meta:user-defined meta:name="Info 3"/>
    <meta:user-defined meta:name="Info 4"/>
  </office:meta>
</office:document-meta>
</file>